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2">aus</text:span>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2">auf/</text:span><text:span text:style-name="T3">räumen, er räumt auf, hat aufgeräumt</text:span>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it/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hen, er geht, ist gegạ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22:00:40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14T22:03:11.440000000</dc:date>
    <meta:editing-duration>PT3H56M25S</meta:editing-duration>
    <meta:editing-cycles>34</meta:editing-cycles>
    <meta:document-statistic meta:table-count="1" meta:cell-count="1404" meta:object-count="0"/>
  </office:meta>
</office:document-meta>
</file>